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7.317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4.812cm"/>
    </style:style>
    <style:style style:name="co9" style:family="table-column">
      <style:table-column-properties fo:break-before="auto" style:column-width="3.291cm"/>
    </style:style>
    <style:style style:name="co10" style:family="table-column">
      <style:table-column-properties fo:break-before="auto" style:column-width="2.898cm"/>
    </style:style>
    <style:style style:name="co11" style:family="table-column">
      <style:table-column-properties fo:break-before="auto" style:column-width="2.701cm"/>
    </style:style>
    <style:style style:name="co12" style:family="table-column">
      <style:table-column-properties fo:break-before="auto" style:column-width="7.232cm"/>
    </style:style>
    <style:style style:name="co13" style:family="table-column">
      <style:table-column-properties fo:break-before="auto" style:column-width="4.671cm"/>
    </style:style>
    <style:style style:name="co14" style:family="table-column">
      <style:table-column-properties fo:break-before="auto" style:column-width="3.48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Inter-connection">
      <style:table-properties table:display="true" style:writing-mode="lr-tb"/>
    </style:style>
    <style:style style:name="ta2" style:family="table" style:master-page-name="PageStyle_5f_Site1">
      <style:table-properties table:display="true" style:writing-mode="lr-tb"/>
    </style:style>
    <style:style style:name="ta3" style:family="table" style:master-page-name="PageStyle_5f_Site2">
      <style:table-properties table:display="true" style:writing-mode="lr-tb"/>
    </style:style>
    <style:style style:name="ta4" style:family="table" style:master-page-name="PageStyle_5f_Site3">
      <style:table-properties table:display="true" style:writing-mode="lr-tb"/>
    </style:style>
    <number:number-style style:name="N8003" number:language="fr" number:country="CA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8003"/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er-connection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4" table:default-cell-style-name="Excel_20_Built-in_20_Normal"/>
        <table:table-row table:style-name="ro1">
          <table:table-cell table:style-name="ce1"/>
          <table:table-cell table:style-name="ce2" office:value-type="string" table:number-columns-spanned="10" table:number-rows-spanned="1">
            <text:p>RouteurTête</text:p>
          </table:table-cell>
          <table:covered-table-cell table:number-columns-repeated="9" table:style-name="ce1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Entre RouteurTête et Site1(Maxime Martel) et Site1(Maxime Martel) entre RouteurTête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3" office:value-type="string">
            <text:p>Nom du périphérique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Addresse hôte</text:p>
          </table:table-cell>
          <table:table-cell table:style-name="ce3" office:value-type="string">
            <text:p>Addresse réseau</text:p>
          </table:table-cell>
          <table:table-cell table:style-name="ce3" office:value-type="string">
            <text:p>Masque </text:p>
          </table:table-cell>
          <table:table-cell table:style-name="ce3" office:value-type="string">
            <text:p>Passerelle</text:p>
          </table:table-cell>
          <table:table-cell table:style-name="ce3" office:value-type="string">
            <text:p>Premier hôte</text:p>
          </table:table-cell>
          <table:table-cell table:style-name="ce3" office:value-type="string">
            <text:p>Dernier hôte</text:p>
          </table:table-cell>
          <table:table-cell table:style-name="ce3" office:value-type="string">
            <text:p>Diffusion</text:p>
          </table:table-cell>
          <table:table-cell table:style-name="ce3" office:value-type="string">
            <text:p>Adresse de réseau (Binaire)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>
            <text:p>RouterTete</text:p>
          </table:table-cell>
          <table:table-cell table:style-name="ce3" office:value-type="string">
            <text:p>Fa0/1</text:p>
          </table:table-cell>
          <table:table-cell table:style-name="ce3" office:value-type="string">
            <text:p>10.106.0.1</text:p>
          </table:table-cell>
          <table:table-cell table:style-name="ce3" office:value-type="string">
            <text:p>10.106.0.0</text:p>
          </table:table-cell>
          <table:table-cell table:style-name="ce3" office:value-type="string">
            <text:p>255.255.255.0</text:p>
          </table:table-cell>
          <table:table-cell table:style-name="ce3" office:value-type="string">
            <text:p>10.106.0.1</text:p>
          </table:table-cell>
          <table:table-cell table:style-name="ce3" office:value-type="string">
            <text:p>10.106.0.2</text:p>
          </table:table-cell>
          <table:table-cell table:style-name="ce3" office:value-type="string">
            <text:p>10.106.0.254</text:p>
          </table:table-cell>
          <table:table-cell table:style-name="ce3" office:value-type="string">
            <text:p>10.106.0.255</text:p>
          </table:table-cell>
          <table:table-cell table:style-name="ce3" office:value-type="string">
            <text:p>0000 1010.0110 1010.0000 0000.0000 000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3" office:value-type="string">
            <text:p>RouteurMaxime</text:p>
          </table:table-cell>
          <table:table-cell table:style-name="ce3" office:value-type="string">
            <text:p>Fa0/1</text:p>
          </table:table-cell>
          <table:table-cell table:style-name="ce3" office:value-type="string">
            <text:p>10.106.0.2</text:p>
          </table:table-cell>
          <table:table-cell table:style-name="ce3" office:value-type="string">
            <text:p>10.106.0.0</text:p>
          </table:table-cell>
          <table:table-cell table:style-name="ce3" office:value-type="string">
            <text:p>255.255.255.0</text:p>
          </table:table-cell>
          <table:table-cell table:number-columns-repeated="2" table:style-name="ce3" office:value-type="string">
            <text:p>10.106.0.2</text:p>
          </table:table-cell>
          <table:table-cell table:style-name="ce3" office:value-type="string">
            <text:p>10.106.0.254</text:p>
          </table:table-cell>
          <table:table-cell table:style-name="ce3" office:value-type="string">
            <text:p>10.106.0.255</text:p>
          </table:table-cell>
          <table:table-cell table:style-name="ce3" office:value-type="string">
            <text:p>0000 1010.0110 1010.0000 0000.0000 0000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1">
            <text:p>Entre RouteurTête et Site2(Pierre-Olivier Lambert) et Site2(Pierre-Olivier Lambert) entre RouteurTête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3" office:value-type="string">
            <text:p>Nom du périphérique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Addresse hôte</text:p>
          </table:table-cell>
          <table:table-cell table:style-name="ce3" office:value-type="string">
            <text:p>Addresse réseau</text:p>
          </table:table-cell>
          <table:table-cell table:style-name="ce3" office:value-type="string">
            <text:p>Masque </text:p>
          </table:table-cell>
          <table:table-cell table:style-name="ce3" office:value-type="string">
            <text:p>Passerelle</text:p>
          </table:table-cell>
          <table:table-cell table:style-name="ce3" office:value-type="string">
            <text:p>Premier hôte</text:p>
          </table:table-cell>
          <table:table-cell table:style-name="ce3" office:value-type="string">
            <text:p>Dernier hôte</text:p>
          </table:table-cell>
          <table:table-cell table:style-name="ce3" office:value-type="string">
            <text:p>Diffusion</text:p>
          </table:table-cell>
          <table:table-cell table:style-name="ce3" office:value-type="string">
            <text:p>Adresse de réseau (Binaire)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outerTete</text:p>
          </table:table-cell>
          <table:table-cell table:style-name="ce3" office:value-type="string">
            <text:p>eth0/0/0</text:p>
          </table:table-cell>
          <table:table-cell table:style-name="ce3" office:value-type="string">
            <text:p>10.106.1.1</text:p>
          </table:table-cell>
          <table:table-cell table:style-name="ce3" office:value-type="string">
            <text:p>10.106.1.0</text:p>
          </table:table-cell>
          <table:table-cell table:style-name="ce3" office:value-type="string">
            <text:p>255.255.255.0</text:p>
          </table:table-cell>
          <table:table-cell table:style-name="ce3" office:value-type="string">
            <text:p>10.106.1.1</text:p>
          </table:table-cell>
          <table:table-cell table:style-name="ce3" office:value-type="string">
            <text:p>10.106.1.2</text:p>
          </table:table-cell>
          <table:table-cell table:style-name="ce3" office:value-type="string">
            <text:p>10.106.1.254</text:p>
          </table:table-cell>
          <table:table-cell table:style-name="ce3" office:value-type="string">
            <text:p>10.106.1.255</text:p>
          </table:table-cell>
          <table:table-cell table:style-name="ce3" office:value-type="string">
            <text:p>0000 1010.0110 1010.0000 0001.0000 0000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RouteurPOL</text:p>
          </table:table-cell>
          <table:table-cell table:style-name="ce3" office:value-type="string">
            <text:p>Fa0/1</text:p>
          </table:table-cell>
          <table:table-cell table:style-name="ce3" office:value-type="string">
            <text:p>10.106.1.2</text:p>
          </table:table-cell>
          <table:table-cell table:style-name="ce3" office:value-type="string">
            <text:p>10.106.1.0</text:p>
          </table:table-cell>
          <table:table-cell table:style-name="ce3" office:value-type="string">
            <text:p>255.255.255.0</text:p>
          </table:table-cell>
          <table:table-cell table:number-columns-repeated="2" table:style-name="ce3" office:value-type="string">
            <text:p>10.106.1.2</text:p>
          </table:table-cell>
          <table:table-cell table:style-name="ce3" office:value-type="string">
            <text:p>10.106.1.254</text:p>
          </table:table-cell>
          <table:table-cell table:style-name="ce3" office:value-type="string">
            <text:p>10.106.1.255</text:p>
          </table:table-cell>
          <table:table-cell table:style-name="ce3" office:value-type="string">
            <text:p>0000 1010.0110 1010.0000 0001.0000 00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1">
            <text:p>Entre RouteurTête et Site3(Emile Bousquet)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3" office:value-type="string">
            <text:p>RouterTete</text:p>
          </table:table-cell>
          <table:table-cell table:style-name="ce3" office:value-type="string">
            <text:p>eth0/1/0</text:p>
          </table:table-cell>
          <table:table-cell table:style-name="ce3" office:value-type="string">
            <text:p>10.106.2.1</text:p>
          </table:table-cell>
          <table:table-cell table:style-name="ce3" office:value-type="string">
            <text:p>10.106.2.0</text:p>
          </table:table-cell>
          <table:table-cell table:style-name="ce3" office:value-type="string">
            <text:p>255.255.255.0</text:p>
          </table:table-cell>
          <table:table-cell table:style-name="ce3" office:value-type="string">
            <text:p>10.106.2.1</text:p>
          </table:table-cell>
          <table:table-cell table:style-name="ce3" office:value-type="string">
            <text:p>10.106.2.2</text:p>
          </table:table-cell>
          <table:table-cell table:style-name="ce3" office:value-type="string">
            <text:p>10.106.1.254</text:p>
          </table:table-cell>
          <table:table-cell table:style-name="ce3" office:value-type="string">
            <text:p>10.106.1.255</text:p>
          </table:table-cell>
          <table:table-cell table:style-name="ce3" office:value-type="string">
            <text:p>0000 1010.0110 1010.0000 0010.0000 0000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RouteurEmile</text:p>
          </table:table-cell>
          <table:table-cell table:style-name="ce3" office:value-type="string">
            <text:p>Fa0/1</text:p>
          </table:table-cell>
          <table:table-cell table:style-name="ce3" office:value-type="string">
            <text:p>10.106.2.2</text:p>
          </table:table-cell>
          <table:table-cell table:style-name="ce3" office:value-type="string">
            <text:p>10.106.2.0</text:p>
          </table:table-cell>
          <table:table-cell table:style-name="ce3" office:value-type="string">
            <text:p>255.255.255.0</text:p>
          </table:table-cell>
          <table:table-cell table:number-columns-repeated="2" table:style-name="ce3" office:value-type="string">
            <text:p>10.106.2.2</text:p>
          </table:table-cell>
          <table:table-cell table:style-name="ce3" office:value-type="string">
            <text:p>10.106.1.254</text:p>
          </table:table-cell>
          <table:table-cell table:style-name="ce3" office:value-type="string">
            <text:p>10.106.1.255</text:p>
          </table:table-cell>
          <table:table-cell table:style-name="ce3" office:value-type="string">
            <text:p>0000 1010.0110 1010.0000 0010.0000 0000</text:p>
          </table:table-cell>
          <table:table-cell table:style-name="ce3"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1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number-columns-repeated="4" table:default-cell-style-name="Excel_20_Built-in_20_Normal"/>
        <table:table-column table:style-name="co12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table:style-name="ce2" office:value-type="string" table:number-columns-spanned="12" table:number-rows-spanned="1">
            <text:p>Site1(Maxime_Martel)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2" office:value-type="string" table:number-columns-spanned="12" table:number-rows-spanned="1">
            <text:p>Département 1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3" office:value-type="string">
            <text:p>Nom du périphérique</text:p>
          </table:table-cell>
          <table:table-cell table:style-name="ce3" office:value-type="string">
            <text:p>Addresse hôte</text:p>
          </table:table-cell>
          <table:table-cell table:style-name="ce3" office:value-type="string">
            <text:p>Addresse réseau</text:p>
          </table:table-cell>
          <table:table-cell table:style-name="ce3" office:value-type="string">
            <text:p>Masque </text:p>
          </table:table-cell>
          <table:table-cell table:style-name="ce3" office:value-type="string">
            <text:p>Passerelle</text:p>
          </table:table-cell>
          <table:table-cell table:style-name="ce3" office:value-type="string">
            <text:p>Premier hôte</text:p>
          </table:table-cell>
          <table:table-cell table:style-name="ce3" office:value-type="string">
            <text:p>Dernier hôte</text:p>
          </table:table-cell>
          <table:table-cell table:style-name="ce3" office:value-type="string">
            <text:p>Diffusion</text:p>
          </table:table-cell>
          <table:table-cell table:style-name="ce3" office:value-type="string">
            <text:p>Adresse de réseau (Binaire)</text:p>
          </table:table-cell>
          <table:table-cell table:number-columns-repeated="1015"/>
        </table:table-row>
        <table:table-row table:style-name="ro1">
          <table:table-cell office:value-type="string">
            <text:p>Dept1_pc0</text:p>
          </table:table-cell>
          <table:table-cell office:value-type="string">
            <text:p>10.16.17.8/24</text:p>
          </table:table-cell>
          <table:table-cell office:value-type="string">
            <text:p>10.16.17.0/24</text:p>
          </table:table-cell>
          <table:table-cell office:value-type="string">
            <text:p>255.255.255.0</text:p>
          </table:table-cell>
          <table:table-cell office:value-type="string">
            <text:p>10.16.17.1</text:p>
          </table:table-cell>
          <table:table-cell office:value-type="string">
            <text:p>10.16.17.2</text:p>
          </table:table-cell>
          <table:table-cell office:value-type="string">
            <text:p>10.16.17.254</text:p>
          </table:table-cell>
          <table:table-cell office:value-type="string">
            <text:p>10.16.17.255</text:p>
          </table:table-cell>
          <table:table-cell office:value-type="string">
            <text:p>0000 1010.0001 0000.0001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Tel</text:p>
          </table:table-cell>
          <table:table-cell office:value-type="string">
            <text:p>172.21.17.2/24</text:p>
          </table:table-cell>
          <table:table-cell office:value-type="string">
            <text:p>172.21.17.0/24</text:p>
          </table:table-cell>
          <table:table-cell office:value-type="string">
            <text:p>255.255.255.0</text:p>
          </table:table-cell>
          <table:table-cell office:value-type="string">
            <text:p>172.21.17.1</text:p>
          </table:table-cell>
          <table:table-cell office:value-type="string">
            <text:p>172.21.17.2</text:p>
          </table:table-cell>
          <table:table-cell office:value-type="string">
            <text:p>172.21.17.254</text:p>
          </table:table-cell>
          <table:table-cell office:value-type="string">
            <text:p>172.21.17.255</text:p>
          </table:table-cell>
          <table:table-cell table:style-name="ce4" office:value-type="string">
            <text:p>1010 1100.0001 0101.0001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Domotique</text:p>
          </table:table-cell>
          <table:table-cell office:value-type="string">
            <text:p>192.168.97.8/26</text:p>
          </table:table-cell>
          <table:table-cell office:value-type="string">
            <text:p>192.168.97.0/26</text:p>
          </table:table-cell>
          <table:table-cell office:value-type="string">
            <text:p>255.255.255.192</text:p>
          </table:table-cell>
          <table:table-cell office:value-type="string">
            <text:p>192.168.97.1</text:p>
          </table:table-cell>
          <table:table-cell office:value-type="string">
            <text:p>192.168.97.2</text:p>
          </table:table-cell>
          <table:table-cell office:value-type="string">
            <text:p>192.168.97.62</text:p>
          </table:table-cell>
          <table:table-cell office:value-type="string">
            <text:p>192.168.97.63</text:p>
          </table:table-cell>
          <table:table-cell office:value-type="string">
            <text:p>1100 0000.1010 1000.0110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VidéoSurveillance</text:p>
          </table:table-cell>
          <table:table-cell office:value-type="string">
            <text:p>192.168.97.73/26</text:p>
          </table:table-cell>
          <table:table-cell office:value-type="string">
            <text:p>192.168.97.64/26</text:p>
          </table:table-cell>
          <table:table-cell office:value-type="string">
            <text:p>255.255.255.192</text:p>
          </table:table-cell>
          <table:table-cell office:value-type="string">
            <text:p>192.168.97.65</text:p>
          </table:table-cell>
          <table:table-cell office:value-type="string">
            <text:p>192.168.97.66</text:p>
          </table:table-cell>
          <table:table-cell office:value-type="string">
            <text:p>192.168.97.126</text:p>
          </table:table-cell>
          <table:table-cell office:value-type="string">
            <text:p>192.168.97.127</text:p>
          </table:table-cell>
          <table:table-cell office:value-type="string">
            <text:p>1100 0000.1010 1000.0110 0001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Département 2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ept2_pc0</text:p>
          </table:table-cell>
          <table:table-cell office:value-type="string">
            <text:p>10.16.18.8/24</text:p>
          </table:table-cell>
          <table:table-cell office:value-type="string">
            <text:p>10.16.18.0/24</text:p>
          </table:table-cell>
          <table:table-cell office:value-type="string">
            <text:p>255.255.255.0</text:p>
          </table:table-cell>
          <table:table-cell office:value-type="string">
            <text:p>10.16.18.1</text:p>
          </table:table-cell>
          <table:table-cell office:value-type="string">
            <text:p>10.16.18.2</text:p>
          </table:table-cell>
          <table:table-cell office:value-type="string">
            <text:p>10.16.18.254</text:p>
          </table:table-cell>
          <table:table-cell office:value-type="string">
            <text:p>10.16.18.255</text:p>
          </table:table-cell>
          <table:table-cell office:value-type="string">
            <text:p>0000 1010.0001 0000.0001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Tel</text:p>
          </table:table-cell>
          <table:table-cell office:value-type="string">
            <text:p>172.21.18.2/24</text:p>
          </table:table-cell>
          <table:table-cell office:value-type="string">
            <text:p>172.21.18.0/24</text:p>
          </table:table-cell>
          <table:table-cell office:value-type="string">
            <text:p>255.255.255.0</text:p>
          </table:table-cell>
          <table:table-cell office:value-type="string">
            <text:p>172.21.18.1</text:p>
          </table:table-cell>
          <table:table-cell office:value-type="string">
            <text:p>172.21.18.2</text:p>
          </table:table-cell>
          <table:table-cell office:value-type="string">
            <text:p>172.21.18.254</text:p>
          </table:table-cell>
          <table:table-cell office:value-type="string">
            <text:p>172.21.18.255</text:p>
          </table:table-cell>
          <table:table-cell table:style-name="ce4" office:value-type="string">
            <text:p>1010 1100.0001 0101.0001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Domotique</text:p>
          </table:table-cell>
          <table:table-cell office:value-type="string">
            <text:p>192.168.98.8/26</text:p>
          </table:table-cell>
          <table:table-cell office:value-type="string">
            <text:p>192.168.98.0/26</text:p>
          </table:table-cell>
          <table:table-cell office:value-type="string">
            <text:p>255.255.255.192</text:p>
          </table:table-cell>
          <table:table-cell office:value-type="string">
            <text:p>192.168.98.1</text:p>
          </table:table-cell>
          <table:table-cell office:value-type="string">
            <text:p>192.168.98.2</text:p>
          </table:table-cell>
          <table:table-cell office:value-type="string">
            <text:p>192.168.98.62</text:p>
          </table:table-cell>
          <table:table-cell office:value-type="string">
            <text:p>192.168.98.63</text:p>
          </table:table-cell>
          <table:table-cell office:value-type="string">
            <text:p>1100 0000.1010 1000.0110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VidéoSurveillance</text:p>
          </table:table-cell>
          <table:table-cell office:value-type="string">
            <text:p>192.168.98.74/26</text:p>
          </table:table-cell>
          <table:table-cell office:value-type="string">
            <text:p>192.168.98.64/26</text:p>
          </table:table-cell>
          <table:table-cell office:value-type="string">
            <text:p>255.255.255.192</text:p>
          </table:table-cell>
          <table:table-cell office:value-type="string">
            <text:p>192.168.98.65</text:p>
          </table:table-cell>
          <table:table-cell office:value-type="string">
            <text:p>192.168.98.66</text:p>
          </table:table-cell>
          <table:table-cell office:value-type="string">
            <text:p>192.168.98.126</text:p>
          </table:table-cell>
          <table:table-cell office:value-type="string">
            <text:p>192.168.98.127</text:p>
          </table:table-cell>
          <table:table-cell office:value-type="string">
            <text:p>1100 0000.1010 1000.0110 0010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Serveurs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HCP</text:p>
          </table:table-cell>
          <table:table-cell office:value-type="string">
            <text:p>192.168.99.130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>
          <table:table-cell office:value-type="string">
            <text:p>DNS privé</text:p>
          </table:table-cell>
          <table:table-cell office:value-type="string">
            <text:p>192.168.99.131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>
          <table:table-cell office:value-type="string">
            <text:p>SRV_Domotique</text:p>
          </table:table-cell>
          <table:table-cell office:value-type="string">
            <text:p>192.168.99.132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>
          <table:table-cell office:value-type="string">
            <text:p>SRV_VidéoSurveillance</text:p>
          </table:table-cell>
          <table:table-cell office:value-type="string">
            <text:p>192.168.99.133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>
          <table:table-cell office:value-type="string">
            <text:p>SRV_MS</text:p>
          </table:table-cell>
          <table:table-cell office:value-type="string">
            <text:p>192.168.99.134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>
          <table:table-cell office:value-type="string">
            <text:p>SRV_Autres</text:p>
          </table:table-cell>
          <table:table-cell office:value-type="string">
            <text:p>192.168.99.135/26</text:p>
          </table:table-cell>
          <table:table-cell office:value-type="string">
            <text:p>192.168.99.128/26</text:p>
          </table:table-cell>
          <table:table-cell office:value-type="string">
            <text:p>255.255.255.192</text:p>
          </table:table-cell>
          <table:table-cell office:value-type="string">
            <text:p>192.168.99.129</text:p>
          </table:table-cell>
          <table:table-cell office:value-type="string">
            <text:p>192.168.99.130</text:p>
          </table:table-cell>
          <table:table-cell office:value-type="string">
            <text:p>192.168.99.190</text:p>
          </table:table-cell>
          <table:table-cell office:value-type="string">
            <text:p>192.168.99.191</text:p>
          </table:table-cell>
          <table:table-cell office:value-type="string">
            <text:p>1100 <text:s/>0000.1010 1000.0110 0011.1000 000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2" table:style-name="ta3" table:print="false"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11" table:default-cell-style-name="Excel_20_Built-in_20_Normal"/>
        <table:table-column table:style-name="co10" table:number-columns-repeated="2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2" office:value-type="string" table:number-columns-spanned="12" table:number-rows-spanned="1">
            <text:p>Site2(Pierre-Olivier Lambert)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2" office:value-type="string" table:number-columns-spanned="12" table:number-rows-spanned="1">
            <text:p>Département 1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3" office:value-type="string">
            <text:p>Nom du périphérique</text:p>
          </table:table-cell>
          <table:table-cell table:style-name="ce3" office:value-type="string">
            <text:p>Addresse hôte</text:p>
          </table:table-cell>
          <table:table-cell table:style-name="ce3" office:value-type="string">
            <text:p>Addresse réseau</text:p>
          </table:table-cell>
          <table:table-cell table:style-name="ce3" office:value-type="string">
            <text:p>Masque </text:p>
          </table:table-cell>
          <table:table-cell table:style-name="ce3" office:value-type="string">
            <text:p>Passerelle</text:p>
          </table:table-cell>
          <table:table-cell table:style-name="ce3" office:value-type="string">
            <text:p>Premier hôte</text:p>
          </table:table-cell>
          <table:table-cell table:style-name="ce3" office:value-type="string">
            <text:p>Dernier hôte</text:p>
          </table:table-cell>
          <table:table-cell table:style-name="ce3" office:value-type="string">
            <text:p>Diffusion</text:p>
          </table:table-cell>
          <table:table-cell table:style-name="ce5" office:value-type="string" table:number-columns-spanned="4" table:number-rows-spanned="1">
            <text:p>Adresse de réseau (Binaire)</text:p>
          </table:table-cell>
          <table:covered-table-cell table:number-columns-repeated="3" table:style-name="ce3"/>
          <table:table-cell table:number-columns-repeated="1012"/>
        </table:table-row>
        <table:table-row table:style-name="ro1">
          <table:table-cell office:value-type="string">
            <text:p>Dept1_pc0</text:p>
          </table:table-cell>
          <table:table-cell office:value-type="string">
            <text:p>10.16.33.8/24</text:p>
          </table:table-cell>
          <table:table-cell office:value-type="string">
            <text:p>10.16.33.0/24</text:p>
          </table:table-cell>
          <table:table-cell office:value-type="string">
            <text:p>255.255.255.0</text:p>
          </table:table-cell>
          <table:table-cell office:value-type="string">
            <text:p>10.16.33.1</text:p>
          </table:table-cell>
          <table:table-cell office:value-type="string">
            <text:p>10.16.33.2</text:p>
          </table:table-cell>
          <table:table-cell office:value-type="string">
            <text:p>10.16.33.254</text:p>
          </table:table-cell>
          <table:table-cell office:value-type="string">
            <text:p>10.16.33.255</text:p>
          </table:table-cell>
          <table:table-cell office:value-type="string">
            <text:p>0000 1010.0001 0000.0010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Tel</text:p>
          </table:table-cell>
          <table:table-cell office:value-type="string">
            <text:p>172.21.33.2/24</text:p>
          </table:table-cell>
          <table:table-cell office:value-type="string">
            <text:p>172.21.33.0/24</text:p>
          </table:table-cell>
          <table:table-cell office:value-type="string">
            <text:p>255.255.255.0</text:p>
          </table:table-cell>
          <table:table-cell office:value-type="string">
            <text:p>172.21.33.1</text:p>
          </table:table-cell>
          <table:table-cell office:value-type="string">
            <text:p>172.21.33.2</text:p>
          </table:table-cell>
          <table:table-cell office:value-type="string">
            <text:p>172.21.33.254</text:p>
          </table:table-cell>
          <table:table-cell office:value-type="string">
            <text:p>172.21.33.255</text:p>
          </table:table-cell>
          <table:table-cell table:style-name="ce4" office:value-type="string">
            <text:p>1010 1100.0001 0101.0010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Domotique</text:p>
          </table:table-cell>
          <table:table-cell office:value-type="string">
            <text:p>192.168.101.8/26</text:p>
          </table:table-cell>
          <table:table-cell office:value-type="string">
            <text:p>192.168.101.0/26</text:p>
          </table:table-cell>
          <table:table-cell office:value-type="string">
            <text:p>255.255.255.192</text:p>
          </table:table-cell>
          <table:table-cell office:value-type="string">
            <text:p>192.168.101.1</text:p>
          </table:table-cell>
          <table:table-cell office:value-type="string">
            <text:p>192.168.101.2</text:p>
          </table:table-cell>
          <table:table-cell office:value-type="string">
            <text:p>192.168.101.62</text:p>
          </table:table-cell>
          <table:table-cell office:value-type="string">
            <text:p>192.168.101.63</text:p>
          </table:table-cell>
          <table:table-cell office:value-type="string">
            <text:p>1100 0000.1010 1000.0110 0101.0000 0000</text:p>
          </table:table-cell>
          <table:table-cell table:number-columns-repeated="1015"/>
        </table:table-row>
        <table:table-row table:style-name="ro1">
          <table:table-cell office:value-type="string">
            <text:p>Dept1_VidéoSurveillance</text:p>
          </table:table-cell>
          <table:table-cell office:value-type="string">
            <text:p>192.168.101.73/26</text:p>
          </table:table-cell>
          <table:table-cell office:value-type="string">
            <text:p>192.168.101.64/26</text:p>
          </table:table-cell>
          <table:table-cell office:value-type="string">
            <text:p>255.255.255.192</text:p>
          </table:table-cell>
          <table:table-cell office:value-type="string">
            <text:p>192.168.101.65</text:p>
          </table:table-cell>
          <table:table-cell office:value-type="string">
            <text:p>192.168.101.66</text:p>
          </table:table-cell>
          <table:table-cell office:value-type="string">
            <text:p>192.168.101.126</text:p>
          </table:table-cell>
          <table:table-cell office:value-type="string">
            <text:p>192.168.101.127</text:p>
          </table:table-cell>
          <table:table-cell office:value-type="string">
            <text:p>1100 0000.1010 1000.0110 0101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Département 2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ept2_pc0</text:p>
          </table:table-cell>
          <table:table-cell office:value-type="string">
            <text:p>10.16.34.8/24</text:p>
          </table:table-cell>
          <table:table-cell office:value-type="string">
            <text:p>10.16.34.0/24</text:p>
          </table:table-cell>
          <table:table-cell office:value-type="string">
            <text:p>255.255.255.0</text:p>
          </table:table-cell>
          <table:table-cell office:value-type="string">
            <text:p>10.16.34.1</text:p>
          </table:table-cell>
          <table:table-cell office:value-type="string">
            <text:p>10.16.34.2</text:p>
          </table:table-cell>
          <table:table-cell office:value-type="string">
            <text:p>10.16.34.254</text:p>
          </table:table-cell>
          <table:table-cell office:value-type="string">
            <text:p>10.16.34.255</text:p>
          </table:table-cell>
          <table:table-cell office:value-type="string">
            <text:p>0000 1010.0001 0000.0010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Tel</text:p>
          </table:table-cell>
          <table:table-cell office:value-type="string">
            <text:p>172.21.34.2/24</text:p>
          </table:table-cell>
          <table:table-cell office:value-type="string">
            <text:p>172.21.34.0/24</text:p>
          </table:table-cell>
          <table:table-cell office:value-type="string">
            <text:p>255.255.255.0</text:p>
          </table:table-cell>
          <table:table-cell office:value-type="string">
            <text:p>172.21.34.1</text:p>
          </table:table-cell>
          <table:table-cell office:value-type="string">
            <text:p>172.21.134.2</text:p>
          </table:table-cell>
          <table:table-cell office:value-type="string">
            <text:p>172.21.34.254</text:p>
          </table:table-cell>
          <table:table-cell office:value-type="string">
            <text:p>172.21.34.255</text:p>
          </table:table-cell>
          <table:table-cell table:style-name="ce4" office:value-type="string">
            <text:p>1010 1100.0001 0101.0010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Domotique</text:p>
          </table:table-cell>
          <table:table-cell office:value-type="string">
            <text:p>192.168.102.8/26</text:p>
          </table:table-cell>
          <table:table-cell office:value-type="string">
            <text:p>192.168.102.0/26</text:p>
          </table:table-cell>
          <table:table-cell office:value-type="string">
            <text:p>255.255.255.192</text:p>
          </table:table-cell>
          <table:table-cell office:value-type="string">
            <text:p>192.168.102.1</text:p>
          </table:table-cell>
          <table:table-cell office:value-type="string">
            <text:p>192.168.102.2</text:p>
          </table:table-cell>
          <table:table-cell office:value-type="string">
            <text:p>192.168.102.62</text:p>
          </table:table-cell>
          <table:table-cell office:value-type="string">
            <text:p>192.168.102.63</text:p>
          </table:table-cell>
          <table:table-cell office:value-type="string">
            <text:p>1100 0000.1010 1000.0110 0110.0000 0000</text:p>
          </table:table-cell>
          <table:table-cell table:number-columns-repeated="1015"/>
        </table:table-row>
        <table:table-row table:style-name="ro1">
          <table:table-cell office:value-type="string">
            <text:p>Dept2_VidéoSurveillance</text:p>
          </table:table-cell>
          <table:table-cell office:value-type="string">
            <text:p>192.168.102.74/26</text:p>
          </table:table-cell>
          <table:table-cell office:value-type="string">
            <text:p>192.168.102.64/26</text:p>
          </table:table-cell>
          <table:table-cell office:value-type="string">
            <text:p>255.255.255.192</text:p>
          </table:table-cell>
          <table:table-cell office:value-type="string">
            <text:p>192.168.102.65</text:p>
          </table:table-cell>
          <table:table-cell office:value-type="string">
            <text:p>192.168.102.66</text:p>
          </table:table-cell>
          <table:table-cell office:value-type="string">
            <text:p>192.168.102.126</text:p>
          </table:table-cell>
          <table:table-cell office:value-type="string">
            <text:p>192.168.102.127</text:p>
          </table:table-cell>
          <table:table-cell office:value-type="string">
            <text:p>1100 0000.1010 1000.0110 0110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Serveurs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HCP</text:p>
          </table:table-cell>
          <table:table-cell office:value-type="string">
            <text:p>192.168.103.130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>
          <table:table-cell office:value-type="string">
            <text:p>DNS privé</text:p>
          </table:table-cell>
          <table:table-cell office:value-type="string">
            <text:p>192.168.103.131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>
          <table:table-cell office:value-type="string">
            <text:p>SRV_Domotique</text:p>
          </table:table-cell>
          <table:table-cell office:value-type="string">
            <text:p>192.168.103.132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>
          <table:table-cell office:value-type="string">
            <text:p>SRV_VidéoSurveillance</text:p>
          </table:table-cell>
          <table:table-cell office:value-type="string">
            <text:p>192.168.103.133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>
          <table:table-cell office:value-type="string">
            <text:p>SRV_MS</text:p>
          </table:table-cell>
          <table:table-cell office:value-type="string">
            <text:p>192.168.103.134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>
          <table:table-cell office:value-type="string">
            <text:p>SRV_Autres</text:p>
          </table:table-cell>
          <table:table-cell office:value-type="string">
            <text:p>192.168.103.135/26</text:p>
          </table:table-cell>
          <table:table-cell office:value-type="string">
            <text:p>192.168.103.128/26</text:p>
          </table:table-cell>
          <table:table-cell office:value-type="string">
            <text:p>255.255.255.192</text:p>
          </table:table-cell>
          <table:table-cell office:value-type="string">
            <text:p>192.168.103.129</text:p>
          </table:table-cell>
          <table:table-cell office:value-type="string">
            <text:p>192.168.103.130</text:p>
          </table:table-cell>
          <table:table-cell office:value-type="string">
            <text:p>192.168.103.190</text:p>
          </table:table-cell>
          <table:table-cell office:value-type="string">
            <text:p>192.168.103.191</text:p>
          </table:table-cell>
          <table:table-cell office:value-type="string">
            <text:p>1100 <text:s/>0000.1010 1000.0110 0111.1000 000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3" table:style-name="ta4" table:print="false"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0" table:number-columns-repeated="5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2" office:value-type="string" table:number-columns-spanned="12" table:number-rows-spanned="1">
            <text:p>Site3(Emile Bousquet)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2" office:value-type="string" table:number-columns-spanned="12" table:number-rows-spanned="1">
            <text:p>Département 1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3" office:value-type="string">
            <text:p>Nom du périphérique</text:p>
          </table:table-cell>
          <table:table-cell table:style-name="ce3" office:value-type="string">
            <text:p>Addresse hôte</text:p>
          </table:table-cell>
          <table:table-cell table:style-name="ce3" office:value-type="string">
            <text:p>Addresse réseau</text:p>
          </table:table-cell>
          <table:table-cell table:style-name="ce3" office:value-type="string">
            <text:p>Masque </text:p>
          </table:table-cell>
          <table:table-cell table:style-name="ce3" office:value-type="string">
            <text:p>Passerelle</text:p>
          </table:table-cell>
          <table:table-cell table:style-name="ce3" office:value-type="string">
            <text:p>Premier hôte</text:p>
          </table:table-cell>
          <table:table-cell table:style-name="ce3" office:value-type="string">
            <text:p>Dernier hôte</text:p>
          </table:table-cell>
          <table:table-cell table:style-name="ce3" office:value-type="string">
            <text:p>Diffusion</text:p>
          </table:table-cell>
          <table:table-cell table:style-name="ce5" office:value-type="string" table:number-columns-spanned="3" table:number-rows-spanned="1">
            <text:p>Adresse de réseau (Binaire)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office:value-type="string">
            <text:p>Dept1_pc0</text:p>
          </table:table-cell>
          <table:table-cell office:value-type="string">
            <text:p>10.16.49.8/24</text:p>
          </table:table-cell>
          <table:table-cell office:value-type="string">
            <text:p>10.16.49.0/24</text:p>
          </table:table-cell>
          <table:table-cell office:value-type="string">
            <text:p>255.255.255.0</text:p>
          </table:table-cell>
          <table:table-cell office:value-type="string">
            <text:p>10.16.49.1</text:p>
          </table:table-cell>
          <table:table-cell office:value-type="string">
            <text:p>10.16.49.2</text:p>
          </table:table-cell>
          <table:table-cell office:value-type="string">
            <text:p>10.16.49.254</text:p>
          </table:table-cell>
          <table:table-cell office:value-type="string">
            <text:p>10.16.49.255</text:p>
          </table:table-cell>
          <table:table-cell office:value-type="string">
            <text:p>0000 1010.0001 0000.0011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Tel</text:p>
          </table:table-cell>
          <table:table-cell office:value-type="string">
            <text:p>172.21.49.2/24</text:p>
          </table:table-cell>
          <table:table-cell office:value-type="string">
            <text:p>172.21.49.0/24</text:p>
          </table:table-cell>
          <table:table-cell office:value-type="string">
            <text:p>255.255.255.0</text:p>
          </table:table-cell>
          <table:table-cell office:value-type="string">
            <text:p>172.21.49.1</text:p>
          </table:table-cell>
          <table:table-cell office:value-type="string">
            <text:p>172.21.49.2</text:p>
          </table:table-cell>
          <table:table-cell office:value-type="string">
            <text:p>172.21.49.254</text:p>
          </table:table-cell>
          <table:table-cell office:value-type="string">
            <text:p>172.21.49.255</text:p>
          </table:table-cell>
          <table:table-cell table:style-name="ce4" office:value-type="string">
            <text:p>1010 1100.0001 0101.0011 0001.0000 0000</text:p>
          </table:table-cell>
          <table:table-cell table:number-columns-repeated="1015"/>
        </table:table-row>
        <table:table-row table:style-name="ro1">
          <table:table-cell office:value-type="string">
            <text:p>Dept1_Domotique</text:p>
          </table:table-cell>
          <table:table-cell office:value-type="string">
            <text:p>192.168.104.8/26</text:p>
          </table:table-cell>
          <table:table-cell office:value-type="string">
            <text:p>192.168.104.0/26</text:p>
          </table:table-cell>
          <table:table-cell office:value-type="string">
            <text:p>255.255.255.192</text:p>
          </table:table-cell>
          <table:table-cell office:value-type="string">
            <text:p>192.168.104.1</text:p>
          </table:table-cell>
          <table:table-cell office:value-type="string">
            <text:p>192.168.104.2</text:p>
          </table:table-cell>
          <table:table-cell office:value-type="string">
            <text:p>192.168.104.62</text:p>
          </table:table-cell>
          <table:table-cell office:value-type="string">
            <text:p>192.168.104.63</text:p>
          </table:table-cell>
          <table:table-cell office:value-type="string">
            <text:p>1100 0000.1010 1000.0110 1000.0000 0000</text:p>
          </table:table-cell>
          <table:table-cell table:number-columns-repeated="1015"/>
        </table:table-row>
        <table:table-row table:style-name="ro1">
          <table:table-cell office:value-type="string">
            <text:p>Dept1_VidéoSurveillance</text:p>
          </table:table-cell>
          <table:table-cell office:value-type="string">
            <text:p>192.168.104.73/26</text:p>
          </table:table-cell>
          <table:table-cell office:value-type="string">
            <text:p>192.168.104.64/26</text:p>
          </table:table-cell>
          <table:table-cell office:value-type="string">
            <text:p>255.255.255.192</text:p>
          </table:table-cell>
          <table:table-cell office:value-type="string">
            <text:p>192.168.104.65</text:p>
          </table:table-cell>
          <table:table-cell office:value-type="string">
            <text:p>192.168.104.66</text:p>
          </table:table-cell>
          <table:table-cell office:value-type="string">
            <text:p>192.168.104.126</text:p>
          </table:table-cell>
          <table:table-cell office:value-type="string">
            <text:p>192.168.104.127</text:p>
          </table:table-cell>
          <table:table-cell office:value-type="string">
            <text:p>1100 0000.1010 1000.0110 1000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Département 2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ept2_pc0</text:p>
          </table:table-cell>
          <table:table-cell office:value-type="string">
            <text:p>10.16.50.8/24</text:p>
          </table:table-cell>
          <table:table-cell office:value-type="string">
            <text:p>10.16.50.0/24</text:p>
          </table:table-cell>
          <table:table-cell office:value-type="string">
            <text:p>255.255.255.0</text:p>
          </table:table-cell>
          <table:table-cell office:value-type="string">
            <text:p>10.16.50.1</text:p>
          </table:table-cell>
          <table:table-cell office:value-type="string">
            <text:p>10.16.50.2</text:p>
          </table:table-cell>
          <table:table-cell office:value-type="string">
            <text:p>10.16.50.254</text:p>
          </table:table-cell>
          <table:table-cell office:value-type="string">
            <text:p>10.16.50.255</text:p>
          </table:table-cell>
          <table:table-cell office:value-type="string">
            <text:p>0000 1010.0001 0000.0011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Tel</text:p>
          </table:table-cell>
          <table:table-cell office:value-type="string">
            <text:p>172.21.50.2/24</text:p>
          </table:table-cell>
          <table:table-cell office:value-type="string">
            <text:p>172.21.50.0/24</text:p>
          </table:table-cell>
          <table:table-cell office:value-type="string">
            <text:p>255.255.255.0</text:p>
          </table:table-cell>
          <table:table-cell office:value-type="string">
            <text:p>172.21.50.1</text:p>
          </table:table-cell>
          <table:table-cell office:value-type="string">
            <text:p>172.21.50.2</text:p>
          </table:table-cell>
          <table:table-cell office:value-type="string">
            <text:p>172.21.50.254</text:p>
          </table:table-cell>
          <table:table-cell office:value-type="string">
            <text:p>172.21.50.255</text:p>
          </table:table-cell>
          <table:table-cell table:style-name="ce4" office:value-type="string">
            <text:p>1010 1100.0001 0101.0011 0010.0000 0000</text:p>
          </table:table-cell>
          <table:table-cell table:number-columns-repeated="1015"/>
        </table:table-row>
        <table:table-row table:style-name="ro1">
          <table:table-cell office:value-type="string">
            <text:p>Dept2_Domotique</text:p>
          </table:table-cell>
          <table:table-cell office:value-type="string">
            <text:p>192.168.105.8/26</text:p>
          </table:table-cell>
          <table:table-cell office:value-type="string">
            <text:p>192.168.105.0/26</text:p>
          </table:table-cell>
          <table:table-cell office:value-type="string">
            <text:p>255.255.255.192</text:p>
          </table:table-cell>
          <table:table-cell office:value-type="string">
            <text:p>192.168.105.1</text:p>
          </table:table-cell>
          <table:table-cell office:value-type="string">
            <text:p>192.168.105.2</text:p>
          </table:table-cell>
          <table:table-cell office:value-type="string">
            <text:p>192.168.105.62</text:p>
          </table:table-cell>
          <table:table-cell office:value-type="string">
            <text:p>192.168.105.63</text:p>
          </table:table-cell>
          <table:table-cell office:value-type="string">
            <text:p>1100 0000.1010 1000.0110 1001.0000 0000</text:p>
          </table:table-cell>
          <table:table-cell table:number-columns-repeated="1015"/>
        </table:table-row>
        <table:table-row table:style-name="ro1">
          <table:table-cell office:value-type="string">
            <text:p>Dept2_VidéoSurveillance</text:p>
          </table:table-cell>
          <table:table-cell office:value-type="string">
            <text:p>192.168.105.74/26</text:p>
          </table:table-cell>
          <table:table-cell office:value-type="string">
            <text:p>192.168.105.64/26</text:p>
          </table:table-cell>
          <table:table-cell office:value-type="string">
            <text:p>255.255.255.192</text:p>
          </table:table-cell>
          <table:table-cell office:value-type="string">
            <text:p>192.168.105.65</text:p>
          </table:table-cell>
          <table:table-cell office:value-type="string">
            <text:p>192.168.105.66</text:p>
          </table:table-cell>
          <table:table-cell office:value-type="string">
            <text:p>192.168.105.126</text:p>
          </table:table-cell>
          <table:table-cell office:value-type="string">
            <text:p>192.168.105.127</text:p>
          </table:table-cell>
          <table:table-cell office:value-type="string">
            <text:p>1100 0000.1010 1000.0110 1001.0100 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2" table:number-rows-spanned="1">
            <text:p>Serveurs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office:value-type="string">
            <text:p>DHCP</text:p>
          </table:table-cell>
          <table:table-cell office:value-type="string">
            <text:p>192.168.107.130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>
          <table:table-cell office:value-type="string">
            <text:p>DNS privé</text:p>
          </table:table-cell>
          <table:table-cell office:value-type="string">
            <text:p>192.168.107.131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>
          <table:table-cell office:value-type="string">
            <text:p>SRV_Domotique</text:p>
          </table:table-cell>
          <table:table-cell office:value-type="string">
            <text:p>192.168.107.132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>
          <table:table-cell office:value-type="string">
            <text:p>SRV_VidéoSurveillance</text:p>
          </table:table-cell>
          <table:table-cell office:value-type="string">
            <text:p>192.168.107.133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>
          <table:table-cell office:value-type="string">
            <text:p>SRV_MS</text:p>
          </table:table-cell>
          <table:table-cell office:value-type="string">
            <text:p>192.168.107.134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>
          <table:table-cell office:value-type="string">
            <text:p>SRV_Autres</text:p>
          </table:table-cell>
          <table:table-cell office:value-type="string">
            <text:p>192.168.107.135/26</text:p>
          </table:table-cell>
          <table:table-cell office:value-type="string">
            <text:p>192.168.107.128/26</text:p>
          </table:table-cell>
          <table:table-cell office:value-type="string">
            <text:p>255.255.255.192</text:p>
          </table:table-cell>
          <table:table-cell office:value-type="string">
            <text:p>192.168.107.129</text:p>
          </table:table-cell>
          <table:table-cell office:value-type="string">
            <text:p>192.168.107.130</text:p>
          </table:table-cell>
          <table:table-cell office:value-type="string">
            <text:p>192.168.107.190</text:p>
          </table:table-cell>
          <table:table-cell office:value-type="string">
            <text:p>192.168.107.191</text:p>
          </table:table-cell>
          <table:table-cell office:value-type="string">
            <text:p>1100 <text:s/>0000.1010 1000.0110 1011.1000 000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8000" number:language="fr" number:country="CA">
      <number:number number:min-integer-digits="1"/>
    </number:number-style>
    <number:currency-style style:name="N810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6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6P0"/>
    </number:currency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0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9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9P0"/>
    </number:currency-style>
    <number:date-style style:name="N8110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CA">
      <number:day number:style="long"/>
      <number:text>-</number:text>
      <number:month number:textual="true"/>
    </number:date-style>
    <number:date-style style:name="N8112" number:language="fr" number:country="CA">
      <number:month number:textual="true"/>
      <number:text>-</number:text>
      <number:year/>
    </number:date-style>
    <number:time-style style:name="N8113" number:language="fr" number:country="CA">
      <number:hours/>
      <number:text>:</number:text>
      <number:minutes number:style="long"/>
      <number:text> </number:text>
      <number:am-pm/>
    </number:time-style>
    <number:time-style style:name="N8114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8115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5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5P0"/>
    </number:currency-style>
    <number:currency-style style:name="N8116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6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6P0"/>
    </number:currency-style>
    <number:currency-style style:name="N8117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7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17P0"/>
    </number:currency-style>
    <number:currency-style style:name="N8118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8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18P0"/>
    </number:currency-style>
    <number:currency-style style:name="N8119P0" style:volatile="true" number:language="fr" number:country="CA">
      <number:text> </number:text>
      <number:number number:decimal-places="0" number:min-integer-digits="1" number:grouping="true"/>
      <number:text>     </number:text>
    </number:currency-style>
    <number:currency-style style:name="N8119P1" style:volatile="true" number:language="fr" number:country="CA">
      <number:text> (</number:text>
      <number:number number:decimal-places="0" number:min-integer-digits="1" number:grouping="true"/>
      <number:text>)    </number:text>
    </number:currency-style>
    <number:currency-style style:name="N8119P2" style:volatile="true" number:language="fr" number:country="CA">
      <number:text> -     </number:text>
    </number:currency-style>
    <number:text-style style:name="N8119" number:language="fr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fr" number:country="CA">
      <number:text> </number:text>
      <number:number number:decimal-places="0" number:min-integer-digits="1" number:grouping="true"/>
      <number:text>  </number:text>
      <number:currency-symbol/>
      <number:text> </number:text>
    </number:currency-style>
    <number:currency-style style:name="N812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20P2" style:volatile="true" number:language="fr" number:country="CA">
      <number:text> -  </number:text>
      <number:currency-symbol/>
      <number:text> </number:text>
    </number:currency-style>
    <number:text-style style:name="N8120" number:language="fr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fr" number:country="CA">
      <number:text> </number:text>
      <number:number number:decimal-places="2" number:min-integer-digits="1" number:grouping="true"/>
      <number:text>     </number:text>
    </number:currency-style>
    <number:currency-style style:name="N8121P1" style:volatile="true" number:language="fr" number:country="CA">
      <number:text> (</number:text>
      <number:number number:decimal-places="2" number:min-integer-digits="1" number:grouping="true"/>
      <number:text>)    </number:text>
    </number:currency-style>
    <number:currency-style style:name="N8121P2" style:volatile="true" number:language="fr" number:country="CA">
      <number:text> -</number:text>
      <number:number number:decimal-places="0" number:min-integer-digits="0"/>
      <number:text>     </number:text>
    </number:currency-style>
    <number:text-style style:name="N8121" number:language="fr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fr" number:country="CA">
      <number:text> </number:text>
      <number:number number:decimal-places="2" number:min-integer-digits="1" number:grouping="true"/>
      <number:text>  </number:text>
      <number:currency-symbol/>
      <number:text> </number:text>
    </number:currency-style>
    <number:currency-style style:name="N8122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22P2" style:volatile="true" number:language="fr" number:country="CA">
      <number:text> -</number:text>
      <number:number number:decimal-places="0" number:min-integer-digits="0"/>
      <number:text>  </number:text>
      <number:currency-symbol/>
      <number:text> </number:text>
    </number:currency-style>
    <number:text-style style:name="N8122" number:language="fr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CA">
      <number:minutes number:style="long"/>
      <number:text>:</number:text>
      <number:seconds number:style="long"/>
    </number:time-style>
    <number:time-style style:name="N8124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CA">
      <number:minutes number:style="long"/>
      <number:text>:</number:text>
      <number:seconds number:style="long" number:decimal-places="1"/>
    </number:time-style>
    <number:number-style style:name="N8126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2017-03-11</text:date>, <text:time>11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-connection" style:display-name="PageStyle_Inter-conn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1" style:display-name="PageStyle_Si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2" style:display-name="PageStyle_Sit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3" style:display-name="PageStyle_Sit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01" meta:object-count="0"/>
    <meta:generator>OpenOffice/4.1.1$Win32 OpenOffice.org_project/411m6$Build-9775</meta:generator>
  </office:meta>
</office:document-meta>
</file>